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rbel" svg:font-family="Corbel, Verdana,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
      <style:paragraph-properties fo:margin-top="0in" fo:margin-bottom="0in" fo:line-height="100%" fo:text-align="start" style:justify-single-word="false"/>
      <style:text-properties fo:color="#000000" style:font-name="Georgia" fo:font-size="10.5pt" style:font-size-asian="10.5pt" style:font-size-complex="10.5pt"/>
    </style:style>
    <style:style style:name="P2"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Georgia" fo:font-size="10.5pt" fo:letter-spacing="normal" fo:font-style="normal" fo:font-weight="normal" fo:background-color="transparent" style:font-size-asian="10.5pt" style:font-weight-asian="normal" style:font-size-complex="10.5pt" style:font-weight-complex="normal"/>
    </style:style>
    <style:style style:name="P3" style:family="paragraph" style:parent-style-name="_5b_Normal_5d_" style:list-style-name="">
      <style:paragraph-properties fo:margin-left="0in" fo:margin-right="0in" fo:margin-top="0in" fo:margin-bottom="0in" fo:line-height="100%" fo:text-align="start" style:justify-single-word="false" fo:orphans="2" fo:widows="2" fo:text-indent="0in" style:auto-text-indent="false" style:text-autospace="none" style:writing-mode="lr-tb"/>
    </style:style>
    <style:style style:name="P4" style:family="paragraph" style:parent-style-name="_5b_Normal_5d_" style:list-style-name="">
      <style:paragraph-properties fo:margin-left="0in" fo:margin-right="0in" fo:margin-top="0in" fo:margin-bottom="0in" fo:line-height="100%" fo:text-align="start" style:justify-single-word="false" fo:orphans="2" fo:widows="2" fo:text-indent="0in" style:auto-text-indent="false" style:text-autospace="none" style:writing-mode="lr-tb"/>
      <style:text-properties fo:font-variant="normal" fo:text-transform="none" fo:color="#000000" style:font-name="Georgia" fo:font-size="10.5pt" fo:letter-spacing="normal" fo:font-style="normal" fo:font-weight="normal" fo:background-color="transparent" style:font-size-asian="10.5pt" style:font-weight-asian="normal" style:font-size-complex="10.5pt" style:font-weight-complex="normal"/>
    </style:style>
    <style:style style:name="P5" style:family="paragraph" style:parent-style-name="Standard">
      <style:paragraph-properties fo:margin-top="0in" fo:margin-bottom="0in" fo:line-height="100%" fo:text-align="start" style:justify-single-word="false"/>
      <style:text-properties fo:color="#3b3d40" fo:font-size="10.5pt" fo:font-weight="normal" style:font-size-asian="10.5pt" style:font-size-complex="10.5pt"/>
    </style:style>
    <style:style style:name="P6" style:family="paragraph" style:parent-style-name="Standard">
      <style:paragraph-properties fo:margin-top="0in" fo:margin-bottom="0in" fo:line-height="100%"/>
      <style:text-properties style:font-name="Georgia" fo:font-size="10.5pt" style:font-size-asian="10.5pt" style:font-size-complex="10.5pt"/>
    </style:style>
    <style:style style:name="P7" style:family="paragraph" style:parent-style-name="Standard">
      <style:paragraph-properties fo:margin-top="0in" fo:margin-bottom="0in" fo:line-height="100%" fo:text-align="start" style:justify-single-word="false"/>
    </style:style>
    <style:style style:name="P8" style:family="paragraph" style:parent-style-name="Standard">
      <style:paragraph-properties fo:margin-top="0in" fo:margin-bottom="0in" fo:line-height="100%" fo:text-align="start" style:justify-single-word="false"/>
      <style:text-properties style:font-name="Georgia" fo:font-size="10.5pt" style:font-size-asian="10.5pt" style:font-size-complex="10.5pt"/>
    </style:style>
    <style:style style:name="P9" style:family="paragraph" style:parent-style-name="Standard" style:master-page-name="Standard">
      <style:paragraph-properties fo:margin-top="0in" fo:margin-bottom="0in" fo:line-height="100%" fo:text-align="center" style:justify-single-word="false" style:page-number="auto"/>
      <style:text-properties style:font-name="Georgia" fo:font-size="14pt" style:font-size-asian="14pt" style:font-size-complex="14pt"/>
    </style:style>
    <style:style style:name="T1" style:family="text">
      <style:text-properties fo:font-weight="bold" style:font-weight-asian="bold" style:font-weight-complex="bold"/>
    </style:style>
    <style:style style:name="T2" style:family="text">
      <style:text-properties fo:font-variant="normal" fo:text-transform="none" fo:letter-spacing="normal" fo:language="none" fo:country="none" fo:font-style="normal" fo:font-weight="normal" style:font-name-asian="Georgia" style:language-asian="none" style:country-asian="none" style:font-weight-asian="normal" style:font-name-complex="Georgia" style:language-complex="none" style:country-complex="none" style:font-weight-complex="normal"/>
    </style:style>
    <style:style style:name="T3" style:family="text">
      <style:text-properties fo:font-variant="normal" fo:text-transform="none" fo:letter-spacing="normal" fo:language="none" fo:country="none" fo:font-style="normal"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4" style:family="text">
      <style:text-properties fo:font-variant="normal" fo:text-transform="none" fo:letter-spacing="normal" fo:language="none" fo:country="none" fo:font-style="italic" fo:font-weight="normal" fo:background-color="transparent"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5" style:family="text">
      <style:text-properties fo:font-variant="normal" fo:text-transform="none" fo:letter-spacing="normal" fo:language="none" fo:country="none" fo:font-style="italic" fo:font-weight="normal"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6" style:family="text">
      <style:text-properties fo:font-variant="normal" fo:text-transform="none" fo:color="#000000" style:font-name="Georgia" fo:font-size="10.5pt" fo:letter-spacing="normal" fo:language="none" fo:country="none" fo:font-style="normal"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7" style:family="text">
      <style:text-properties fo:font-variant="normal" fo:text-transform="none" fo:color="#000000" style:font-name="Georgia" fo:font-size="10.5pt" fo:letter-spacing="normal" fo:language="none" fo:country="none" fo:font-style="normal" fo:font-weight="bold" fo:background-color="transparent"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8" style:family="text">
      <style:text-properties fo:font-variant="normal" fo:text-transform="none" fo:color="#000000" style:font-name="Georgia" fo:font-size="10.5pt" fo:letter-spacing="normal" fo:language="none" fo:country="none" fo:font-style="normal" style:text-underline-style="none"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9" style:family="text">
      <style:text-properties fo:font-variant="normal" fo:text-transform="none" fo:color="#000000" style:font-name="Georgia" fo:letter-spacing="normal" fo:language="none" fo:country="none" fo:font-style="normal" fo:background-color="transparent" style:font-name-asian="Georgia" style:language-asian="none" style:country-asian="none" style:font-weight-asian="normal" style:font-name-complex="Georgia" style:language-complex="none" style:country-complex="none" style:font-weight-complex="normal"/>
    </style:style>
    <style:style style:name="T10" style:family="text">
      <style:text-properties fo:font-variant="normal" fo:text-transform="none" fo:color="#000000" style:font-name="Georgia" fo:letter-spacing="normal" fo:language="none" fo:country="none" fo:font-style="normal" style:text-underline-style="solid" style:text-underline-width="auto" style:text-underline-color="font-color" fo:background-color="transparent" style:font-name-asian="Georgia" style:language-asian="none" style:country-asian="none" style:font-weight-asian="normal" style:font-name-complex="Georgia" style:language-complex="none" style:country-complex="none" style:font-weight-complex="normal"/>
    </style:style>
    <style:style style:name="T11" style:family="text">
      <style:text-properties fo:font-variant="normal" fo:text-transform="none" fo:color="#000000" style:font-name="Georgia" fo:letter-spacing="normal" fo:language="none" fo:country="none" fo:font-style="normal"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12" style:family="text">
      <style:text-properties fo:font-variant="normal" fo:text-transform="none" fo:color="#000000" style:font-name="Georgia" fo:letter-spacing="normal" fo:language="none" fo:country="none" fo:font-style="normal" fo:font-weight="bold" fo:background-color="transparent" style:font-name-asian="Georgia" style:language-asian="none" style:country-asian="none" style:font-weight-asian="bold" style:font-name-complex="Georgia" style:language-complex="none" style:country-complex="none" style:font-weight-complex="bold"/>
    </style:style>
    <style:style style:name="T13" style:family="text">
      <style:text-properties fo:font-variant="normal" fo:text-transform="none" fo:color="#000000" style:font-name="Georgia" fo:letter-spacing="normal" fo:language="none" fo:country="none" fo:font-style="italic" fo:background-color="transparent"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14" style:family="text">
      <style:text-properties fo:font-variant="normal" fo:text-transform="none" fo:color="#000000" style:font-name="Georgia" fo:letter-spacing="normal" fo:font-style="normal"/>
    </style:style>
    <style:style style:name="T15" style:family="text">
      <style:text-properties fo:font-variant="normal" fo:text-transform="none" fo:color="#000000" fo:letter-spacing="normal" fo:language="none" fo:country="none" fo:font-style="normal"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16" style:family="text">
      <style:text-properties fo:font-variant="normal" fo:text-transform="none" fo:color="#000000" fo:letter-spacing="normal" fo:language="none" fo:country="none" fo:font-style="italic" fo:font-weight="normal" fo:background-color="transparent"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17" style:family="text">
      <style:text-properties fo:font-variant="normal" fo:text-transform="none" fo:color="#000000" style:text-position="super 58%" style:font-name="Georgia" fo:font-size="10.5pt" fo:letter-spacing="normal" fo:language="none" fo:country="none" fo:font-style="normal"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8" style:family="text">
      <style:text-properties fo:font-variant="normal" fo:text-transform="none" fo:color="#000000" style:text-position="super 58%" style:font-name="Georgia" fo:letter-spacing="normal" fo:language="none" fo:country="none" fo:font-style="normal"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19" style:family="text">
      <style:text-properties fo:font-variant="normal" fo:text-transform="none" style:font-name="Georgia" fo:letter-spacing="normal" fo:font-style="normal"/>
    </style:style>
    <style:style style:name="T20" style:family="text">
      <style:text-properties fo:font-variant="normal" fo:text-transform="none" style:font-name="Georgia" fo:letter-spacing="normal" fo:font-style="normal" fo:font-weight="bold" style:font-weight-asian="bold" style:font-weight-complex="bold"/>
    </style:style>
    <style:style style:name="T21" style:family="text">
      <style:text-properties fo:color="#000000" style:font-name="Georgia" fo:font-size="10.5pt" fo:language="none" fo:country="none" style:text-underline-style="none" fo:background-color="transparent" style:font-name-asian="Georgia" style:font-size-asian="10.5pt" style:language-asian="none" style:country-asian="none" style:font-name-complex="Georgia" style:font-size-complex="10.5pt" style:language-complex="none" style:country-complex="none"/>
    </style:style>
    <style:style style:name="T22" style:family="text">
      <style:text-properties fo:color="#000000" style:font-name="Georgia" fo:font-size="10.5pt" fo:language="none" fo:country="none" fo:font-style="italic" style:text-underline-style="none" fo:background-color="transparent"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23" style:family="text">
      <style:text-properties fo:color="#000000" fo:language="none" fo:country="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24"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25" style:family="text">
      <style:text-properties style:font-name="Georgia" fo:language="none" fo:country="none" style:font-name-asian="Georgia" style:language-asian="none" style:country-asian="none" style:font-name-complex="Georgia" style:language-complex="none" style:country-complex="none"/>
    </style:style>
    <style:style style:name="T26"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27" style:family="text">
      <style:text-properties style:font-name="Georgia" fo:language="none" fo:country="none" style:text-underline-style="solid" style:text-underline-width="auto" style:text-underline-color="font-color"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Armed Retreat</text:span> </text:p>
      <text:p text:style-name="P6"><text:span text:style-name="T1">Read:</text:span> Psalm 78:7-11</text:p>
      <text:p text:style-name="P6"/>
      <text:p text:style-name="P6"><text:span text:style-name="T1">Text:</text:span> <text:span text:style-name="T23">Psalm 78:9 “</text:span><text:span text:style-name="T15">The children of Ephraim, </text:span><text:span text:style-name="T16">being</text:span><text:span text:style-name="T15"> armed, </text:span><text:span text:style-name="T16">and</text:span><text:span text:style-name="T15"> carrying bows, turned back in the day of battle.”</text:span></text:p>
      <text:p text:style-name="P6"><text:span text:style-name="T15"/></text:p>
      <text:p text:style-name="P5"><text:span text:style-name="T20">Introduction:</text:span><text:span text:style-name="T19"> <text:s/></text:span><text:span text:style-name="T14">It's easy to be brave when you are running through the woods with a play gun hollering Bam! Bam! Bam! It is even easy stabbing a burlap sack (filled with sand) with a bayonet in boot camp. When you find yourself in a situation where a real enemy is trying to kill you it may cause a totally different reaction. The fear of a pretend opponent is much easier than facing an armed enemy. <text:s/>The psalmist talk of a battle that Ephriam faced. <text:s/>He said: “</text:span><text:span text:style-name="T9">The children of Ephraim, </text:span><text:span text:style-name="T13">being</text:span><text:span text:style-name="T9"> armed, </text:span><text:span text:style-name="T13">and</text:span><text:span text:style-name="T9"> carrying bows, turned back in the day of battle.” They got dressed, they armed themselves but they fled from the battle. <text:s/>I can find no place in the scripture that reveals the details of this event so we are limited to this scripture. I'd like to examine the causes of this group of armed soldiers to falter at the very time that they were needed. This chapter contains the </text:span><text:span text:style-name="T10">reasons for their cowardice</text:span><text:span text:style-name="T9">.</text:span></text:p>
      <text:p text:style-name="P7"><text:span text:style-name="T7">I.</text:span><text:span text:style-name="T6"> </text:span><text:span text:style-name="T7">Don't forget the works of God.</text:span><text:span text:style-name="T6"> (vs. 7). <text:s/>In the 11</text:span><text:span text:style-name="T17">th</text:span><text:span text:style-name="T6"> verse we read that they: “forgat His works, and his wonders that he had shewed them.” <text:s/>It is easy, when we are in conflict with someone, to remember the errors that they have made and forget the good things they have done. <text:s/>It is also easy to be blinded by fear and forget what God has already done for us. David reminds us in </text:span><text:span text:style-name="T21">103:2 “Bless the LORD, O my soul, and forget not all his benefits:” <text:s/>(ask for testimonies)</text:span></text:p>
      <text:p text:style-name="P7"><text:span text:style-name="T7">II. Keep His Commandments.</text:span><text:span text:style-name="T6"> (vs. 7). In the 10</text:span><text:span text:style-name="T17">th</text:span><text:span text:style-name="T6"> verse we read that they: “kept not the covenant of God.” <text:s/>They knew what God had told them but their own choices seemed more prudent at the time. <text:s/>In the book of Ruth we read the story of </text:span><text:span text:style-name="T24">Elimelech, Naomi, and their sons Mahlon and Chilion. <text:s/>There was a famine in the land so they went to Moab, to keep from dying of the famine. <text:s/>They settle there and their two sons marry beautiful m</text:span><text:span text:style-name="T6">oabite women. <text:s/>In Deuteronomy 23:3 God had told the COI: “An Ammonite or Moabite shall not enter into the congregation of the LORD; even to their tenth generation shall they not enter into the congre-gation of the LORD for ever:” Their lack of trust and disobedience result-ed in the death of Elimelech and both sons. They ran to Moab in fear of death and died there. <text:s/>God brought good out of this situation but He doesen't need our disobedience to accomplish His will.</text:span></text:p>
      <text:p text:style-name="P7"><text:span text:style-name="T7">III.</text:span><text:span text:style-name="T6"> </text:span><text:span text:style-name="T7">Reject Stubborness and rebellion.</text:span><text:span text:style-name="T6"> (Vs. 8). This is a warning not to be stubborn and rebellious as their ancestors had been. Yet we read in</text:span></text:p>
      <text:p text:style-name="P8"><text:span text:style-name="T11">the 10</text:span><text:span text:style-name="T18">th</text:span><text:span text:style-name="T11"> <text:s/>verse that they: “refused to walk in his law.” <text:s/>In Numbers 13 we find the story of the 12 spies going into the promised land so they could see and report on the good things that God had prepared for the COI. They all saw the same things but 10 of them looked at the size of the enemy instead of looking at the promise of God. They knew what God had already done and they knew what He had promised to do but they stub-bornly rebelled against God. <text:s/>They chose cowardice over confidence in God.</text:span></text:p>
      <text:p text:style-name="P3"><text:span text:style-name="T7">IV. Set your hope in God.</text:span><text:span text:style-name="T6"> (Vs. 7) <text:s/>In the 8</text:span><text:span text:style-name="T17">th</text:span><text:span text:style-name="T6"> verse we read that they “set not their heart aright.” Did you know that you can choose faith over fear? <text:s/>(Talk about Polycarp). Norman Williams (wrote “Terror at Tennerife”) about the plane crash on a runway in the Canary Islands. <text:s/>When the planes impacted there was an immediate explosion and fire. <text:s/>In that moment, he said, “I immediately remembered</text:span><text:span text:style-name="T8"> </text:span><text:span text:style-name="T21">Isaiah 43:2 When thou passest through the waters, I </text:span><text:span text:style-name="T22">will be</text:span><text:span text:style-name="T21"> with thee; and through the rivers, they shall not overflow thee: when thou walkest through the fire, thou shalt not be burned; neither shall the flame kindle upon thee.” As he stood to his feet, he said loudly: “Jesus I stand on your Word!” <text:s/>He kept repeating that phrase over and over. <text:s/>He was able to get out of the flames and on to the wing where he was able to leap to the ground and walk away without one hair singed. <text:s/>Everybody else in that part of the plane was burned to ash and were buried together, in a common grave, because there was no way to identify them. <text:s/>His heart was right and his hope was in God. <text:s/>That's how God would have us deal with a terrifying situation. </text:span></text:p>
      <text:p text:style-name="P4"><text:span text:style-name="T26">Conclude:</text:span><text:span text:style-name="T25"> I wanted to close with reading you several verses about what God thinks of our fears: Proverbs 28:1 “The wicked flee when no man pursueth: but the righteous are bold as a lion.” <text:s/>29:25 “The fear of man bringeth a snare: but whoso putteth his trust in the LORD shall be safe.”</text:span></text:p>
      <text:p text:style-name="P1"><text:span text:style-name="T3">II Timothy 1:7 “For God hath not given us the spirit of fear; but of power, and of love, and of a sound mind.” Joshua 23:10 “One man of you shall chase a thousand: for the LORD your God, he </text:span><text:span text:style-name="T4">it is</text:span><text:span text:style-name="T3"> that fighteth for you, as he hath promised you.” <text:s/>I Corinthians 16:13 “Watch ye, stand fast in the faith, quit you like men, be strong.” </text:span><text:span text:style-name="T2">Deuteronomy 31:6 “Be strong and of a good courage, fear not, nor be afraid of them: for the LORD thy God, he </text:span><text:span text:style-name="T5">it is</text:span><text:span text:style-name="T2"> that doth go with thee; he will not fail thee, nor forsake thee.”</text:span></text:p>
      <text:p text:style-name="P2"><text:span text:style-name="T25"><text:s text:c="2"/></text:span><text:span text:style-name="T27">The difference between hero's and cowards is that hero's run toward the battle while cowards run away</text:span><text:span text:style-name="T25">. <text:s/></text:span></text:p>
      <text:p text:style-name="P2"><text:span text:style-name="T25"><text:s text:c="2"/>The hero says: “We're outnumbered 7 to 1 so I need to be careful and wise because it's going to be a long day.” The coward says: “We're out-numbered 7 to 1 so it's no use; we're going to lose anyway so I quit.”</text:span></text:p>
      <text:p text:style-name="P2"><text:span text:style-name="T25"><text:s text:c="2"/>The church of Christ has been outnumbered from day one. If it's up to numbers we might as well quit and go home. We win because we keep on fighting and we have a great God who makes up the differ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rbel" svg:font-family="Corbel, Verdana,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 style:family="text" style:parent-style-name="Default_20_Paragraph_20_Font">
      <style:text-properties fo:font-weight="bold" style:font-weight-asian="bold" style:font-weight-complex="bold"/>
    </style:style>
    <style:style style:name="A" style:family="text" style:parent-style-name="Default_20_Paragraph_20_Font">
      <style:text-properties fo:color="#0000ff" style:text-underline-style="solid" style:text-underline-width="auto" style:text-underline-color="font-color"/>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9</meta:editing-cycles>
    <meta:creation-date>2014-03-28T17:34:00</meta:creation-date>
    <dc:date>2020-10-29T13:39:47.87</dc:date>
    <meta:editing-duration>P9DT19H54M23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4" meta:word-count="1043" meta:character-count="55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